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ffcc99" draw:textarea-horizontal-align="justify" draw:textarea-vertical-align="middle" draw:auto-grow-height="false" fo:min-height="1.656cm" fo:min-width="24.646cm"/>
      <style:paragraph-properties style:writing-mode="lr-tb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9cm" fo:min-width="10.5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fill-color="#ffffff" draw:textarea-horizontal-align="justify" draw:textarea-vertical-align="middle" draw:auto-grow-height="false" fo:min-height="10.23cm" fo:min-width="25.67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1.656cm" fo:min-width="24.646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0.23cm" fo:min-width="25.67cm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13.087cm" fo:min-width="25.67cm"/>
    </style:style>
    <style:style style:name="pr1" style:family="presentation" style:parent-style-name="Bej_5f_03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Bej_5f_03-subtitle">
      <style:graphic-properties draw:fill-color="#ffffff" draw:textarea-vertical-align="top" fo:min-height="8.814cm"/>
      <style:paragraph-properties style:writing-mode="lr-tb"/>
    </style:style>
    <style:style style:name="pr3" style:family="presentation" style:parent-style-name="Bej_5f_03-subtitle">
      <style:graphic-properties draw:fill-color="#ffffff" draw:textarea-vertical-align="top" fo:min-height="11.622cm"/>
      <style:paragraph-properties style:writing-mode="lr-tb"/>
    </style:style>
    <style:style style:name="pr4" style:family="presentation" style:parent-style-name="Bej_5f_03-subtitle">
      <style:graphic-properties draw:fill-color="#ffffff" draw:textarea-vertical-align="top" fo:min-height="11.623cm"/>
      <style:paragraph-properties style:writing-mode="lr-tb"/>
    </style:style>
    <style:style style:name="pr5" style:family="presentation" style:parent-style-name="Bej_5f_03-subtitle">
      <style:graphic-properties draw:fill-color="#ffffff" draw:textarea-vertical-align="top" fo:min-height="8.813cm"/>
      <style:paragraph-properties style:writing-mode="lr-tb"/>
    </style:style>
    <style:style style:name="pr6" style:family="presentation" style:parent-style-name="Bej_5f_03-subtitle">
      <style:graphic-properties draw:fill-color="#ffffff" draw:textarea-vertical-align="top" fo:min-height="10.855cm"/>
      <style:paragraph-properties style:writing-mode="lr-tb"/>
    </style:style>
    <style:style style:name="P1" style:family="paragraph">
      <style:paragraph-properties fo:margin-left="1.422cm" fo:margin-right="0cm" fo:text-align="start" fo:text-indent="0cm" style:writing-mode="lr-tb"/>
      <style:text-properties fo:font-size="21pt" style:font-size-asian="28pt" style:font-size-complex="28pt"/>
    </style:style>
    <style:style style:name="P2" style:family="paragraph">
      <loext:graphic-properties draw:fill-color="#ffcc99"/>
      <style:paragraph-properties fo:margin-left="1.422cm" fo:margin-right="0cm" fo:text-align="start" fo:text-indent="0cm" style:writing-mode="lr-tb"/>
      <style:text-properties fo:font-size="21pt" style:font-size-asian="28pt" style:font-size-complex="28pt"/>
    </style:style>
    <style:style style:name="P3" style:family="paragraph">
      <style:text-properties fo:font-size="16.5pt"/>
    </style:style>
    <style:style style:name="P4" style:family="paragraph">
      <loext:graphic-properties draw:fill="none" draw:fill-color="#ffffff"/>
      <style:paragraph-properties style:writing-mode="lr-tb"/>
      <style:text-properties fo:font-size="16.5pt" style:font-size-asian="22pt" style:font-size-complex="22pt"/>
    </style:style>
    <style:style style:name="P5" style:family="paragraph">
      <loext:graphic-properties draw:fill-color="#ffffff"/>
      <style:paragraph-properties style:writing-mode="lr-tb"/>
      <style:text-properties fo:font-size="26.3999996185303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start"/>
      <style:text-properties fo:font-size="16.5pt"/>
    </style:style>
    <style:style style:name="P8" style:family="paragraph">
      <loext:graphic-properties draw:fill-color="#ffffff"/>
      <style:paragraph-properties fo:text-align="start" style:writing-mode="lr-tb"/>
      <style:text-properties fo:font-size="16.5pt" style:font-size-asian="22pt" style:font-size-complex="2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style:paragraph-properties fo:text-align="start"/>
      <style:text-properties fo:font-size="15pt"/>
    </style:style>
    <style:style style:name="P12" style:family="paragraph">
      <loext:graphic-properties draw:fill-color="#ffffff"/>
      <style:paragraph-properties fo:text-align="start" style:writing-mode="lr-tb"/>
      <style:text-properties fo:font-size="15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c9211e" fo:font-size="22pt" style:font-size-asian="22pt" style:font-size-complex="22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Nimbus Sans L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Nimbus Sans L" fo:font-size="22pt" fo:font-style="normal" fo:text-shadow="none" style:text-underline-style="none" fo:font-weight="bold" style:letter-kerning="true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6600" fo:font-size="20pt" style:font-size-asian="20pt" style:font-size-complex="20pt"/>
    </style:style>
    <style:style style:name="T1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46cm" svg:height="1.906cm" svg:x="0.008cm" svg:y="3.617cm">
          <text:p text:style-name="P1"><text:span text:style-name="T1">Теодицея. Попытка разобраться.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1.013cm" svg:height="1.026cm" svg:x="14.144cm" svg:y="10.456cm">
          <draw:text-box>
            <text:p text:style-name="P3"><text:span text:style-name="T2">Иеромонах Павел (Коротких)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46cm" svg:height="1.906cm" svg:x="0.001cm" svg:y="0.761cm">
          <text:p text:style-name="P1"><text:span text:style-name="T1">Теодицея и защи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17cm" svg:height="10.48cm" svg:x="1.016cm" svg:y="4.1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3.376cm" svg:height="10.851cm" svg:x="2.04cm" svg:y="5.488cm" presentation:class="subtitle" presentation:user-transformed="true">
          <draw:text-box>
            <text:p text:style-name="P7"><text:span text:style-name="T3">Возражение на аргумент от зла:</text:span></text:p>
            <text:p text:style-name="P7"><text:span text:style-name="T2"/></text:p>
            <text:p text:style-name="P7"><text:span text:style-name="T2">У Бога есть причина допускать зло</text:span></text:p>
            <text:p text:style-name="P7"><text:span text:style-name="T2"/></text:p>
            <text:p text:style-name="P7"><text:span text:style-name="T3">Теодицея:</text:span><text:span text:style-name="T2"> мы точно знаем причину. Это А!!!</text:span></text:p>
            <text:p text:style-name="P7"><text:span text:style-name="T2"/></text:p>
            <text:p text:style-name="P7"><text:span text:style-name="T3">Защита:</text:span><text:span text:style-name="T2"> мы не знаем точно, но можно предположить: А, Б, В…</text:span></text:p>
            <text:p text:style-name="P7"><text:span text:style-name="T2"/></text:p>
            <text:p text:style-name="P7"><text:span text:style-name="T2">Ван Инваген: просто истории. </text:span></text:p>
            <text:p text:style-name="P7"><text:span text:style-name="T2"/></text:p>
            <text:p text:style-name="P7"><text:span text:style-name="T2">Убедить “присяжных”: возможно иное заключение, кроме обвинительного</text:span></text:p>
            <text:p text:style-name="P7"><text:span text:style-name="T2"/></text:p>
            <text:p text:style-name="P7"><text:span text:style-name="T2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46cm" svg:height="1.906cm" svg:x="0.001cm" svg:y="0.761cm">
          <text:p text:style-name="P1"><text:span text:style-name="T1">Теодицея свободной воли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17cm" svg:height="10.48cm" svg:x="1.016cm" svg:y="4.1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3.376cm" svg:height="15.501cm" svg:x="2.04cm" svg:y="4.888cm" presentation:class="subtitle" presentation:user-transformed="true">
          <draw:text-box>
            <text:p text:style-name="P7"><text:span text:style-name="T3">Условный рефлекс выпускника ДШ.</text:span></text:p>
            <text:p text:style-name="P7"><text:span text:style-name="T3"/></text:p>
            <text:p text:style-name="P7"><text:span text:style-name="T3">Канон:</text:span></text:p>
            <text:p text:style-name="P7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"><text:span text:style-name="T4">1. Основа – библейский нарратив (Быт 1-3). Драма творения, падения и искупления человека. Экзегетические вольности. <text:s/></text:span></text:p>
                            <text:p text:style-name="P7"><text:span text:style-name="T4">Змей = дьявол. “Первородный грех”.</text:span></text:p>
                            <text:p text:style-name="P7"><text:span text:style-name="T4"/></text:p>
                            <text:p text:style-name="P7"><text:span text:style-name="T4">2. Источник зла – свободная воля человека (и ангелов)</text:span></text:p>
                            <text:p text:style-name="P7"><text:span text:style-name="T4"/></text:p>
                            <text:p text:style-name="P7"><text:span text:style-name="T4">3. “Большее благо” в результате допущения зла.</text:span></text:p>
                            <text:list>
                              <text:list-item>
                                <text:list>
                                  <text:list-header>
                                    <text:p text:style-name="P7"><text:span text:style-name="T4">Цель оправдывает средства. Hot Fuzz. “Счастливая ошибка”.</text:span></text:p>
                                  </text:list-header>
                                </text:list>
                              </text:list-item>
                            </text:list>
                            <text:p text:style-name="P7"><text:span text:style-name="T4"/></text:p>
                            <text:p text:style-name="P7"><text:span text:style-name="T4">4. Эсхатологическое торжество справедливости</text:span></text:p>
                            <text:p text:style-name="P7"><text:span text:style-name="T4"/></text:p>
                            <text:p text:style-name="P7"><text:span text:style-name="T4"/></text:p>
                          </text:list-header>
                        </text:list>
                      </text:list-item>
                    </text:list>
                  </text:list-item>
                </text:list>
                <text:p text:style-name="P7"><text:span text:style-name="T5"/></text:p>
              </text:list-item>
            </text:list>
            <text:p text:style-name="P7"><text:span text:style-name="T2"/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46cm" svg:height="1.906cm" svg:x="0.001cm" svg:y="0.761cm">
          <text:p text:style-name="P1"><text:span text:style-name="T1">Теодицея свободной воли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17cm" svg:height="10.48cm" svg:x="1.016cm" svg:y="4.1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3.376cm" svg:height="10.851cm" svg:x="2.04cm" svg:y="4.888cm" presentation:class="subtitle" presentation:user-transformed="true">
          <draw:text-box>
            <text:p text:style-name="P7"><text:span text:style-name="T3">Современная формулировка.</text:span></text:p>
            <text:p text:style-name="P7"><text:span text:style-name="T3"/></text:p>
            <text:p text:style-name="P7"><text:span text:style-name="T3">Альвин Плантинга</text:span></text:p>
            <text:p text:style-name="P7"><text:span text:style-name="T3"/></text:p>
            <text:p text:style-name="P7"><text:span text:style-name="T6">“</text:span><text:span text:style-name="T6">Может существавать очень своеобразный вид блага, который Бог не может сделать реальностью, не допустив зла”</text:span></text:p>
            <text:p text:style-name="P7"><text:span text:style-name="T7"/></text:p>
            <text:p text:style-name="P7"><text:span text:style-name="T7"/></text:p>
            <text:p text:style-name="P7"><text:span text:style-name="T7">Модель множественности миров:</text:span></text:p>
            <text:p text:style-name="P7"><text:span text:style-name="T7"/></text:p>
            <text:p text:style-name="P7"><text:span text:style-name="T7">1. Мир, в котором не свободной воли</text:span></text:p>
            <text:p text:style-name="P7"><text:span text:style-name="T8">2. Мир, в котором есть свободная воля, но никто не пал.</text:span></text:p>
            <text:p text:style-name="P7"><text:span text:style-name="T7">3. Мир, в котором есть свободная воля, но было падения.</text:span></text:p>
            <text:p text:style-name="P7"><text:span text:style-name="T2"/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/>
        <draw:custom-shape draw:style-name="gr5" draw:text-style-name="P2" draw:layer="layout" svg:width="25.146cm" svg:height="1.906cm" svg:x="0.001cm" svg:y="0.761cm">
          <text:p text:style-name="P1"><text:span text:style-name="T1">Теодицея свободной воли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6.17cm" svg:height="10.48cm" svg:x="1.016cm" svg:y="4.1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3.376cm" svg:height="15.501cm" svg:x="2.04cm" svg:y="4.888cm" presentation:class="subtitle" presentation:user-transformed="true">
          <draw:text-box>
            <text:p text:style-name="P7"><text:span text:style-name="T3">Критика:</text:span></text:p>
            <text:p text:style-name="P7"><text:span text:style-name="T3"/></text:p>
            <text:p text:style-name="P7"><text:span text:style-name="T8">1. </text:span><text:span text:style-name="T9">Дар</text:span><text:span text:style-name="T8"> свободной воли возлагает нравственную ответственность на Бога. Т.о. проблема зла остается нерешенной. (</text:span><text:span text:style-name="T6">Отец, сын, пистолет). </text:span></text:p>
            <text:p text:style-name="P7"><text:span text:style-name="T6"/></text:p>
            <text:p text:style-name="P7"><text:span text:style-name="T6">2. Стоит ли польза от свободы </text:span><text:span text:style-name="T10">такой цены</text:span><text:span text:style-name="T6">? Достаточно ли это для оправдания Бога? Разве мир людей-автоматов без изнасилований, пыток и убийств не был бы в целом лучше?</text:span></text:p>
            <text:p text:style-name="P7"><text:span text:style-name="T6"/></text:p>
            <text:p text:style-name="P7"><text:span text:style-name="T6">3. Не было ли возможным позволить человеку выбирать только </text:span><text:span text:style-name="T10">некоторые виды нравственного зла</text:span><text:span text:style-name="T6">, а не все зло? Глубина и распространенность зла кажется избыточной для логических и нравственных требований свободы.</text:span></text:p>
            <text:p text:style-name="P7"><text:span text:style-name="T6"/></text:p>
            <text:p text:style-name="P7"><text:span text:style-name="T6">4. Факт падения предполагает дефицитарность природы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3"/></text:p>
          </draw:text-box>
        </draw:frame>
        <presentation:notes draw:style-name="dp1">
          <draw:page-thumbnail draw:style-name="gr3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/>
        <draw:custom-shape draw:style-name="gr5" draw:text-style-name="P2" draw:layer="layout" svg:width="25.146cm" svg:height="1.906cm" svg:x="0.001cm" svg:y="0.761cm">
          <text:p text:style-name="P1"><text:span text:style-name="T1">Воспитательная теодице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6.17cm" svg:height="10.48cm" svg:x="1.016cm" svg:y="4.1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76cm" svg:height="10.076cm" svg:x="2.04cm" svg:y="4.888cm" presentation:class="subtitle" presentation:user-transformed="true">
          <draw:text-box>
            <text:p text:style-name="P7"><text:span text:style-name="T3">Бог использует “плохие вещи” для следующих целей:</text:span></text:p>
            <text:p text:style-name="P7"><text:span text:style-name="T3"/></text:p>
            <text:p text:style-name="P7"><text:span text:style-name="T6">1. Наказание некающихся грешников (теодицея наказания)</text:span></text:p>
            <text:p text:style-name="P7"><text:span text:style-name="T6">2. Исправления способных к покаянию</text:span></text:p>
            <text:p text:style-name="P7"><text:span text:style-name="T6">3. Совершенствование праведников. Венцы.</text:span></text:p>
            <text:p text:style-name="P7"><text:span text:style-name="T6"/></text:p>
            <text:p text:style-name="P7"><text:span text:style-name="T6">св. Ириней Лионский, св. Василий Великий…</text:span></text:p>
            <text:p text:style-name="P7"><text:span text:style-name="T6"/></text:p>
            <text:p text:style-name="P7"><text:span text:style-name="T3">В современной теологии:</text:span></text:p>
            <text:p text:style-name="P7"><text:span text:style-name="T6"/></text:p>
            <text:p text:style-name="P7"><text:span text:style-name="T6">Вторичное благо, которого бы не было.</text:span></text:p>
            <text:p text:style-name="P7"><text:span text:style-name="T6"/></text:p>
            <text:p text:style-name="P7"><text:span text:style-name="T3"/></text:p>
          </draw:text-box>
        </draw:frame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/>
        <draw:custom-shape draw:style-name="gr7" draw:text-style-name="P10" draw:layer="layout" svg:width="26.17cm" svg:height="13.337cm" svg:x="1.27cm" svg:y="1.59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23.63cm" svg:height="10.855cm" svg:x="2.432cm" svg:y="3.756cm" presentation:class="subtitle" presentation:user-transformed="true">
          <draw:text-box>
            <text:list text:style-name="L1">
              <text:list-header>
                <text:p text:style-name="P11"><text:span text:style-name="T11"/></text:p>
                <text:p text:style-name="P11"><text:span text:style-name="T11">Литература</text:span></text:p>
                <text:p text:style-name="P11"><text:span text:style-name="T11"/></text:p>
                <text:p text:style-name="P11"><text:span text:style-name="T11"/></text:p>
                <text:p text:style-name="P11"><text:span text:style-name="T11"/></text:p>
              </text:list-header>
              <text:list-item>
                <text:p text:style-name="P11"><text:span text:style-name="T12">Basilius Theol., Quod deus non est auctor malorum. PG 31.333 (О том, что Бог не виновник зла).</text:span></text:p>
              </text:list-item>
              <text:list-item>
                <text:p text:style-name="P11"><text:span text:style-name="T13">Mark Scott, Pathways in Theodicy. An Introduction to the Problem of Evil. Minneapolis, 2014.</text:span></text:p>
              </text:list-item>
              <text:list-item>
                <text:p text:style-name="P11"><text:span text:style-name="T13">Peter van Inwagen, The Problem of Evil, Oxford Univercity Press, 2006</text:span></text:p>
              </text:list-item>
              <text:list-item>
                <text:p text:style-name="P11"><text:span text:style-name="T13">Norman Geisler, The Roots of Evil. Matthews, 2013</text:span></text:p>
              </text:list-item>
              <text:list-item>
                <text:p text:style-name="P11"><text:span text:style-name="T13">John Hicks, Evil and the God of Love, NY 2007 [1966]</text:span></text:p>
              </text:list-item>
              <text:list-item>
                <text:p text:style-name="P11"><text:span text:style-name="T13">Plantinga Alvin C., God, Freedome and Evil, Grand Rapids, 1974</text:span></text:p>
              </text:list-item>
            </text:list>
          </draw:text-box>
        </draw:frame>
        <presentation:notes draw:style-name="dp1">
          <draw:page-thumbnail draw:style-name="gr3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ej_5f_0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j_5f_0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ej_5f_0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ej_5f_03" style:display-name="Bej_03" style:page-layout-name="PM1" draw:style-name="Mdp2">
      <office:forms form:automatic-focus="false" form:apply-design-mode="false"/>
      <draw:frame presentation:style-name="Bej_5f_03-title" draw:layer="backgroundobjects" svg:width="25.199cm" svg:height="2.629cm" svg:x="1.399cm" svg:y="0.627cm" presentation:class="title" presentation:placeholder="true">
        <draw:text-box/>
      </draw:frame>
      <draw:frame presentation:style-name="Bej_5f_03-outline1" draw:layer="backgroundobjects" svg:width="25.199cm" svg:height="9.134cm" svg:x="1.399cm" svg:y="3.684cm" presentation:class="outline" presentation:placeholder="true">
        <draw:text-box/>
      </draw:frame>
      <draw:frame presentation:style-name="Mpr4" draw:text-style-name="MP8" draw:layer="backgroundobjects" svg:width="6.523cm" svg:height="1.086cm" svg:x="1.399cm" svg:y="14.347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5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5cm" svg:y="14.347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30T10:18:04.631747053</meta:creation-date>
    <dc:date>2020-05-30T10:19:50.286866583</dc:date>
    <meta:editing-duration>PT1M46S</meta:editing-duration>
    <meta:editing-cycles>1</meta:editing-cycles>
    <meta:document-statistic meta:object-count="65"/>
    <meta:generator>LibreOffice/6.3.6.2$Linux_X86_64 LibreOffice_project/30$Build-2</meta:generator>
  </office:meta>
</office:document-meta>
</file>